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Normal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en" fo:country="GB"/>
    </style:style>
    <style:style style:name="T15" style:parent-style-name="DefaultParagraphFont" style:family="text">
      <style:text-properties fo:language="en" fo:country="GB"/>
    </style:style>
    <style:style style:name="T16" style:parent-style-name="DefaultParagraphFont" style:family="text">
      <style:text-properties fo:language="en" fo:country="GB"/>
    </style:style>
    <style:style style:name="T17" style:parent-style-name="DefaultParagraphFont" style:family="text">
      <style:text-properties fo:language="en" fo:country="GB"/>
    </style:style>
  </office:automatic-styles>
  <office:body>
    <office:text text:use-soft-page-breaks="true">
      <text:p text:style-name="P1">Board Wire Colours beside arduino</text:p>
      <text:p text:style-name="P2">Yellow IR sensors</text:p>
      <text:p text:style-name="P3"><text:tab/>Pin<text:s/>INT 3<text:s/>(Right)</text:p>
      <text:p text:style-name="P4"><text:tab/>Pin<text:s/>INT 2<text:s text:c="2"/>(Left)</text:p>
      <text:p text:style-name="P5">Green US sensors</text:p>
      <text:p text:style-name="P6"><text:tab/>Pin<text:s/>D7 ECHO (NEED A INT FOR THESE LATER)</text:p>
      <text:p text:style-name="P7"><text:tab/>Pin<text:s/>D8 TRIGGER (NEED A INT FOR THESE LATER)</text:p>
      <text:p text:style-name="P8">Blue Left Motor</text:p>
      <text:p text:style-name="P9"><text:tab/>Pin<text:s/>D6 PMW</text:p>
      <text:p text:style-name="P10"><text:tab/>Pin<text:s/>D5 PMW</text:p>
      <text:p text:style-name="P11">Red Right Motor</text:p>
      <text:p text:style-name="P12"><text:tab/>Pin<text:s/>D9 PMW INT<text:s/></text:p>
      <text:p text:style-name="Normal"><text:span text:style-name="T13"><text:s/></text:span><text:span text:style-name="T14"><text:tab/>Pin</text:span><text:span text:style-name="T15"><text:s/></text:span><text:span text:style-name="T16">D</text:span><text:span text:style-name="T17">10 PMW I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or Powderly</meta:initial-creator>
    <dc:creator>Conor Powderly</dc:creator>
    <meta:creation-date>2021-02-16T22:18:00Z</meta:creation-date>
    <dc:date>2021-02-16T22:47:00Z</dc:date>
    <meta:template xlink:href="Normal" xlink:type="simple"/>
    <meta:editing-cycles>1</meta:editing-cycles>
    <meta:editing-duration>PT1740S</meta:editing-duration>
    <meta:document-statistic meta:page-count="1" meta:paragraph-count="1" meta:word-count="42" meta:character-count="284" meta:row-count="2" meta:non-whitespace-character-count="243"/>
  </office:meta>
</office:document-meta>
</file>